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conciencia Cinematográfica y la realidad social en el 3er Mundo</text:p>
      <text:p text:style-name="P5">por, Guillermo Lengemann</text:p>
      <text:p text:style-name="P2"/>
      <text:p text:style-name="P2">Caracas, 18 de Enero de 2013</text:p>
      <text:p text:style-name="P1">Seminario de Historia de la Filosofía: <text:span text:style-name="T1">Gilles Deleuze: Una aproximación filosófica al estudio del cine</text:span></text:p>
      <text:p text:style-name="P3">Trabajo Final</text:p>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6"><text:span text:style-name="T2"/></text:p>
      <text:p text:style-name="P10"><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Propongamos lo siguiente: el cambio del plano cambia la conciencia. Recordemos las <text:soft-page-break/>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9"><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6"/>
      <text:p text:style-name="P6"><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Pudovkin</text:span><text:span text:style-name="T2"><text:note text:id="ftn7" text:note-class="footnote"><text:note-citation>7</text:note-citation><text:note-body><text:p text:style-name="Footnote">La madre (), El fin de San Petersburgo (), La tempestad sobre Asia ().</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8</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text:p>
      <text:p text:style-name="P6"/>
      <text:p text:style-name="P6"><text:soft-page-break/><text:tab/>El cine político posee un importante desarrollo en latinoamericano, se habla de cine como <text:span text:style-name="T2">El tercer cine, el cine imperfecto, el cine como arma de combate o el Cinema Novo.</text:span></text:p>
      <text:p text:style-name="P6"><text:span text:style-name="T2"/></text:p>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9</text:note-citation><text:note-body><text:p text:style-name="Footnote">El cine de las historias de la revolución (2002), Octavio Getino y Susana Velleggia.</text:p></text:note-body></text:note></text:span></text:p>
      <text:p text:style-name="P6"><text:span text:style-name="T2"/></text:p>
      <text:p text:style-name="P6"><text:span text:style-name="T2"><text:tab/></text:span>El proyecto de <text:span text:style-name="T2">Glauber Rocha</text:span><text:span text:style-name="T2"><text:note text:id="ftn8" text:note-class="footnote"><text:note-citation>10</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1</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10"><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2</text:note-citation><text:note-body><text:p text:style-name="Footnote"><text:span text:style-name="T2">Estetica del Hambre (1965), Glauber Rocha.</text:span></text:p></text:note-body></text:note></text:p>
      <text:p text:style-name="P6"/>
      <text:p text:style-name="P6"><text:tab/>Es <text:span text:style-name="T2">patético </text:span>por la condición de mendicidad de la sociedad, es <text:span text:style-name="T2">patético</text:span> en su expres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9"><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 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3</text:note-citation><text:note-body><text:p text:style-name="P11">ibid</text:p></text:note-body></text:note></text:span></text:p>
      <text:p text:style-name="P8"/>
      <text:p text:style-name="P8"><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text:soft-page-break/>por la literatura de los años treinta, fue ahora fotografiado por el cine de los años sesenta; y si antes era escrito como denuncia social, hoy pasó a ser discutido como problema político...”. <text:span text:style-name="T3">Es necesario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 encontrarse fuera de la miseria,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text:span text:style-name="T3">Premiadas y aceptadas en el exterior las películas del </text:span>Cinema Novo <text:span text:style-name="T3">no consiguieron éxito en Brasil, <text:s/></text:span>Octavio Getino y Susana Velleggia <text:span text:style-name="T3">explican</text:span>:</text:p>
      <text:p text:style-name="P8"/>
      <text:p text:style-name="P10"><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8"><text:span text:style-name="T3"/></text:p>
      <text:p text:style-name="P8"><text:tab/><text:span text:style-name="T3">Una denuncia social procura la atención y solución de las misma,</text:span></text:p>
      <text:p text:style-name="P8"><text:span text:style-name="T3"/></text:p>
      <text:p text:style-name="P6">Índice de palabras</text:p>
      <text:p text:style-name="P6">conciencia, 11, 24,25, 39</text:p>
      <text:p text:style-name="P6">conciencia cinematográfic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4T17:18:29</dc:date>
    <meta:editing-duration>PT3H22M38S</meta:editing-duration>
    <meta:editing-cycles>6</meta:editing-cycles>
    <meta:generator>LibreOffice/3.5$Linux_X86_64 LibreOffice_project/350m1$Build-2</meta:generator>
    <meta:document-statistic meta:table-count="0" meta:image-count="0" meta:object-count="0" meta:page-count="4" meta:paragraph-count="41" meta:word-count="1817" meta:character-count="11598" meta:non-whitespace-character-count="9783"/>
  </office:meta>
</office:document-meta>
</file>